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Factory.URL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RLFactory.createURL( Session sessio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Factory.createJarURL( Session session , String path , String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